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999999" fo:font-size="22pt" style:font-size-asian="22pt" style:font-size-complex="22pt"/>
    </style:style>
    <style:style style:name="P7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999999"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7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8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9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9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2" draw:text-style-name="P6" draw:layer="layout" svg:width="3.22cm" svg:height="1.119cm" svg:x="15.226cm" svg:y="17.562cm">
          <draw:text-box>
            <text:p text:style-name="P6"><text:span text:style-name="T5">0111</text:span></text:p>
          </draw:text-box>
        </draw:frame>
        <draw:frame draw:style-name="gr11" draw:text-style-name="P6" draw:layer="layout" svg:width="1.018cm" svg:height="1.119cm" svg:x="14.574cm" svg:y="18.143cm">
          <draw:text-box>
            <text:p text:style-name="P6"><text:span text:style-name="T6">&amp;</text:span></text:p>
          </draw:text-box>
        </draw:frame>
        <draw:frame draw:style-name="gr12" draw:text-style-name="P6" draw:layer="layout" svg:width="3.22cm" svg:height="1.119cm" svg:x="15.257cm" svg:y="18.499cm">
          <draw:text-box>
            <text:p text:style-name="P6"><text:span text:style-name="T5">1000</text:span></text:p>
          </draw:text-box>
        </draw:frame>
        <draw:line draw:style-name="gr13" draw:text-style-name="P1" draw:layer="layout" svg:x1="14.644cm" svg:y1="19.668cm" svg:x2="17.929cm" svg:y2="19.668cm">
          <text:p/>
        </draw:line>
        <draw:frame draw:style-name="gr12" draw:text-style-name="P6" draw:layer="layout" svg:width="3.22cm" svg:height="1.119cm" svg:x="15.257cm" svg:y="19.6cm">
          <draw:text-box>
            <text:p text:style-name="P6"><text:span text:style-name="T5">0000</text:span></text:p>
          </draw:text-box>
        </draw:frame>
        <draw:frame draw:style-name="gr12" draw:text-style-name="P7" draw:layer="layout" svg:width="3.22cm" svg:height="1.119cm" svg:x="19.227cm" svg:y="17.563cm">
          <draw:text-box>
            <text:p text:style-name="P7"><text:span text:style-name="T7">0000</text:span></text:p>
          </draw:text-box>
        </draw:frame>
        <draw:frame draw:style-name="gr11" draw:text-style-name="P7" draw:layer="layout" svg:width="0.76cm" svg:height="1.119cm" svg:x="18.575cm" svg:y="18.144cm">
          <draw:text-box>
            <text:p text:style-name="P7"><text:span text:style-name="T8">-</text:span></text:p>
          </draw:text-box>
        </draw:frame>
        <draw:frame draw:style-name="gr12" draw:text-style-name="P7" draw:layer="layout" svg:width="3.22cm" svg:height="1.119cm" svg:x="19.258cm" svg:y="18.5cm">
          <draw:text-box>
            <text:p text:style-name="P7"><text:span text:style-name="T7"><text:s text:c="6"/></text:span><text:span text:style-name="T7">1</text:span></text:p>
          </draw:text-box>
        </draw:frame>
        <draw:line draw:style-name="gr14" draw:text-style-name="P1" draw:layer="layout" svg:x1="18.645cm" svg:y1="19.669cm" svg:x2="21.93cm" svg:y2="19.669cm">
          <text:p/>
        </draw:line>
        <draw:frame draw:style-name="gr12" draw:text-style-name="P7" draw:layer="layout" svg:width="3.927cm" svg:height="1.119cm" svg:x="18.551cm" svg:y="19.601cm">
          <draw:text-box>
            <text:p text:style-name="P7"><text:span text:style-name="T7">…</text:span><text:span text:style-name="T7">1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44:38.321848277</dc:date>
    <dc:creator>elucterio </dc:creator>
    <meta:editing-duration>P4DT3H25M14S</meta:editing-duration>
    <meta:editing-cycles>55</meta:editing-cycles>
    <meta:generator>LibreOffice/4.2.8.2$Linux_X86_64 LibreOffice_project/420m0$Build-2</meta:generator>
    <meta:document-statistic meta:object-count="85"/>
  </office:meta>
</office:document-meta>
</file>